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fo:font-weight="bold" officeooo:rsid="000666be" officeooo:paragraph-rsid="000666be" style:font-size-asian="12.25pt" style:font-weight-asian="bold" style:font-size-complex="14pt" style:font-weight-complex="bold"/>
    </style:style>
    <style:style style:name="P2" style:family="paragraph" style:parent-style-name="Standard" style:list-style-name="L1">
      <style:text-properties style:text-line-through-style="solid" style:text-line-through-type="single" fo:font-size="12pt" style:text-underline-style="none" fo:font-weight="normal" officeooo:rsid="000666be" officeooo:paragraph-rsid="000666be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text-properties fo:font-size="12pt" style:text-underline-style="none" fo:font-weight="normal" officeooo:rsid="000666be" officeooo:paragraph-rsid="000666be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text-properties fo:font-size="12pt" style:text-underline-style="none" fo:font-weight="normal" officeooo:rsid="000c29a4" officeooo:paragraph-rsid="000c29a4" style:font-size-asian="10.5pt" style:font-weight-asian="normal" style:font-size-complex="12pt" style:font-weight-complex="normal"/>
    </style:style>
    <style:style style:name="T1" style:family="text">
      <style:text-properties officeooo:rsid="0006c47e"/>
    </style:style>
    <style:style style:name="T2" style:family="text">
      <style:text-properties officeooo:rsid="000c29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zz v0.4 Bug List</text:p>
      <text:p text:style-name="P1"/>
      <text:list xml:id="list1245967320" text:style-name="L1">
        <text:list-item>
          <text:p text:style-name="P2">Bee numbers don’t update</text:p>
        </text:list-item>
        <text:list-item>
          <text:p text:style-name="P2">Frame quantities don’t update</text:p>
        </text:list-item>
        <text:list-item>
          <text:p text:style-name="P2">Sell buttons aren’t attached to functions</text:p>
        </text:list-item>
        <text:list-item>
          <text:p text:style-name="P2">Upgrade buttons aren’t attached to functions</text:p>
        </text:list-item>
        <text:list-item>
          <text:p text:style-name="P2">Split hives choices are invisible until cursor contact</text:p>
        </text:list-item>
        <text:list-item>
          <text:p text:style-name="P3">Upon splitting, hives have substantially more bees than normal</text:p>
        </text:list-item>
        <text:list-item>
          <text:p text:style-name="P4">Multiple quantity selection frames appear when a number is entered</text:p>
        </text:list-item>
        <text:list-item>
          <text:p text:style-name="P3">Mul<text:span text:style-name="T1">t</text:span>iple “Buy Upgrades” and “Sell” frames appear on single button click</text:p>
        </text:list-item>
        <text:list-item>
          <text:p text:style-name="P3">Save and quit button not attacher to function</text:p>
        </text:list-item>
        <text:list-item>
          <text:p text:style-name="P3">Load button not attached to functio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2:16:49.967746722</meta:creation-date>
    <dc:date>2019-05-26T21:46:01.540674628</dc:date>
    <meta:editing-duration>P5DT5H23M13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86" meta:character-count="501" meta:non-whitespace-character-count="436"/>
  </office:meta>
</office:document-meta>
</file>